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string" calcext:value-type="string">
            <text:p>Miguel palomar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4.8" calcext:value-type="float">
            <text:p>4,8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5" calcext:value-type="float">
            <text:p>1,5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5" calcext:value-type="float">
            <text:p>0,5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1" calcext:value-type="float">
            <text:p>1,0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number-columns-repeated="2" table:style-name="ce7" office:value-type="float" office:value="0.3" calcext:value-type="float">
            <text:p>0,3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.6" calcext:value-type="float">
            <text:p>2,6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6" calcext:value-type="float">
            <text:p>0,6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9" calcext:value-type="float">
            <text:p>0,9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4" calcext:value-type="float">
            <text:p>0,4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" calcext:value-type="float">
            <text:p>0,0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" calcext:value-type="float">
            <text:p>0,0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4.8" calcext:value-type="float">
            <text:p>4,8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9:30:33.6155335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09:31:04.171736413</dc:date>
    <meta:editing-duration>PT33M14S</meta:editing-duration>
    <meta:editing-cycles>8</meta:editing-cycles>
    <meta:generator>LibreOffice/5.1.6.2$Linux_X86_64 LibreOffice_project/10m0$Build-2</meta:generator>
    <meta:document-statistic meta:table-count="1" meta:cell-count="389" meta:object-count="0"/>
  </office:meta>
</office:document-meta>
</file>